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2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9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1"><text:span text:style-name="T10">1.8.1 </text:span><text:span text:style-name="T11">Compresión de un gas a temperatura constante (Ley de Boyle)</text:span></text:p>
      <text:p text:style-name="P51"><text:span text:style-name="T10">1.8.2 </text:span><text:span text:style-name="T11">Expansión de un gas a presión constante (Ley de Gay-Lussac)</text:span></text:p>
      <text:p text:style-name="P51"><text:span text:style-name="T11">1.</text:span><text:span text:style-name="T12">8.3 </text:span><text:span text:style-name="T11">Mezcla de gases (Ley de Dalton)</text:span></text:p>
      <text:p text:style-name="P53">Comentem exercicis 1.9-1 a 3.</text:p>
      <text:p text:style-name="P52"/>
      <text:p text:style-name="P54"/>
      <text:p text:style-name="P86">Dimecres <text:tab/>11/10/23</text:p>
      <text:p text:style-name="P21"><text:a xlink:type="simple" xlink:href="https://paulinoposada.github.io/web_fred/apunts/unitat_1/fred_apunts_ud_1_2_gs.pdf">Unitat 1.2</text:a></text:p>
      <text:p text:style-name="P54">Comentem, exercicis 1.9-4 i 5</text:p>
      <text:p text:style-name="P54">Comentem apartat 1.10 Caudal y velocidad</text:p>
      <text:p text:style-name="P55">Comentem apartat 1.10.<text:span text:style-name="T13">1</text:span> C<text:span text:style-name="T13">onservación del caudal volumétrico</text:span></text:p>
      <text:p text:style-name="P54"/>
      <text:p text:style-name="P86"/>
      <text:p text:style-name="P86">Dilluns <text:tab/>16/10/23</text:p>
      <text:p text:style-name="P56"><text:a xlink:type="simple" xlink:href="https://paulinoposada.github.io/web_fred/apunts/unitat_1/fred_apunts_ud_1_3_gs.pdf">Unitat 1.3</text:a></text:p>
      <text:p text:style-name="P56">Comentem apartats:</text:p>
      <text:p text:style-name="P56">1.1 Ciclo frigorífico</text:p>
      <text:p text:style-name="P56">1.1.1 Coeficiente de funcionamiento COP y EER</text:p>
      <text:p text:style-name="P56">1.1.2 Componentes de la instalación frigorífica</text:p>
      <text:p text:style-name="P56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2"/>
      <text:p text:style-name="P87">Dimecres <text:tab/>18/10/23</text:p>
      <text:p text:style-name="P63">Examen i solució d'examen.</text:p>
      <text:p text:style-name="P63"/>
      <text:p text:style-name="P63"/>
      <text:p text:style-name="P88">Di<text:span text:style-name="T17">jous</text:span> <text:tab/>1<text:span text:style-name="T17">9</text:span>/10/23</text:p>
      <text:p text:style-name="P57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Exercici 1.2-1</text:p>
      <text:p text:style-name="P64"/>
      <text:p text:style-name="P64"/>
      <text:p text:style-name="P89">Di<text:span text:style-name="T18">vendres</text:span> <text:tab/><text:span text:style-name="T18">20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5"><text:span text:style-name="T18">Comentem e</text:span>xercici 1.2-<text:span text:style-name="T18">2</text:span></text:p>
      <text:p text:style-name="P65"/>
      <text:p text:style-name="P65"/>
      <text:p text:style-name="P96">Di<text:span text:style-name="T19">lluns</text:span> <text:tab/><text:span text:style-name="T18">23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6"><text:span text:style-name="T18">Comentem e</text:span>xercici 1.2-<text:span text:style-name="T19">3</text:span></text:p>
      <text:p text:style-name="P90"/>
      <text:p text:style-name="P90">Di<text:span text:style-name="T20">marts</text:span> <text:tab/><text:span text:style-name="T18">24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<text:span text:style-name="T18">Comentem e</text:span>xercici 1.2-<text:span text:style-name="T20">4</text:span></text:p>
      <text:p text:style-name="P67"/>
      <text:p text:style-name="P91">Di<text:span text:style-name="T20">mecres</text:span> <text:tab/><text:span text:style-name="T18">25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9">Comentem exercici 1.2-5</text:p>
      <text:p text:style-name="P69">Comentem apartat 1.3 Influencia del sobrecalentamiento y el subenfriamiento en la eficiencia y el compresor.</text:p>
      <text:p text:style-name="P68"/>
      <text:p text:style-name="P68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0">Sortida <text:span text:style-name="T24">golondrinas</text:span>.</text:p>
      <text:p text:style-name="P70"/>
      <text:p text:style-name="P70"/>
      <text:p text:style-name="P48">D<text:span text:style-name="T21">illuns</text:span><text:tab/><text:span text:style-name="T22">27</text:span>/<text:span text:style-name="T23">10</text:span>/23</text:p>
      <text:p text:style-name="P73">Terminem de comentar <text:a xlink:type="simple" xlink:href="https://paulinoposada.github.io/web_fred/apunts/unitat_1/fred_apunts_ud_1_3_gs.pdf"><text:span text:style-name="T25">Unitat 1.3</text:span></text:a> , apartats </text:p>
      <text:p text:style-name="P73">1.4 Punts medició temperatura i pressió </text:p>
      <text:p text:style-name="P73">1.5 Simbologia</text:p>
      <text:p text:style-name="P73"/>
      <text:p text:style-name="P73">Comencem amb <text:a xlink:type="simple" xlink:href="https://paulinoposada.github.io/web_fred/apunts/unitat_2/fred_apunts_ud2_1_gs.pdf">Unitat 2.1</text:a></text:p>
      <text:p text:style-name="P73">Comentem 2.1.1.1 Compressor hermètics</text:p>
      <text:p text:style-name="P71"/>
      <text:p text:style-name="P49">D<text:span text:style-name="T21">imarts</text:span><text:tab/><text:span text:style-name="T26">31</text:span>/<text:span text:style-name="T23">10</text:span>/23</text:p>
      <text:p text:style-name="P74"><text:a xlink:type="simple" xlink:href="https://paulinoposada.github.io/web_fred/apunts/unitat_2/fred_apunts_ud2_1_gs.pdf">Unitat 2.1</text:a></text:p>
      <text:p text:style-name="P74">Comentem <text:span text:style-name="T26">exemple </text:span>2.1.1.1-<text:span text:style-name="T26">1</text:span></text:p>
      <text:p text:style-name="P77">Comentem apartats 2.1.1.2, 2.1.1.3, 2.1.2.1, 2.1.2.1.1 i 2.1.2.1.2</text:p>
      <text:p text:style-name="P79">Baixem al taller i desmuntem compressor obert.</text:p>
      <text:p text:style-name="P72"/>
      <text:p text:style-name="P72"/>
      <text:p text:style-name="P92">D<text:span text:style-name="T21">imecres</text:span><text:tab/><text:span text:style-name="T27">01</text:span>/<text:span text:style-name="T23">11</text:span>/23</text:p>
      <text:p text:style-name="P84">Festiu Tots sants</text:p>
      <text:p text:style-name="P93"/>
      <text:p text:style-name="P93"/>
      <text:p text:style-name="P50">D<text:span text:style-name="T21">ijous</text:span><text:tab/><text:span text:style-name="T27">02</text:span>/<text:span text:style-name="T23">11</text:span>/23</text:p>
      <text:p text:style-name="P75"><text:a xlink:type="simple" xlink:href="https://paulinoposada.github.io/web_fred/apunts/unitat_2/fred_apunts_ud2_1_gs.pdf">Unitat 2.1</text:a></text:p>
      <text:p text:style-name="P80">Comentem exemple 2.1.2.2-1</text:p>
      <text:p text:style-name="P82">Comentem que la causa de la reducció de la poténcia frigorífica quan baixa la temparatura de evaporació és la baixada de densitat del refgrigerant i en conseqüència la baixada del cabal de massa.</text:p>
      <text:p text:style-name="P78"/>
      <text:p text:style-name="P95">D<text:span text:style-name="T21">ivendres</text:span><text:tab/><text:span text:style-name="T27">03</text:span>/<text:span text:style-name="T23">11</text:span>/23</text:p>
      <text:p text:style-name="P76"><text:a xlink:type="simple" xlink:href="https://paulinoposada.github.io/web_fred/apunts/unitat_2/fred_apunts_ud2_1_gs.pdf">Unitat 2.1</text:a></text:p>
      <text:p text:style-name="P81">Comentem exemple 2.1.2.2-1</text:p>
      <text:p text:style-name="P85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83"/>
      <text:p text:style-name="P99"/>
      <text:p text:style-name="P99">D<text:span text:style-name="T21">illuns</text:span><text:tab/><text:span text:style-name="T27">06</text:span>/<text:span text:style-name="T23">11</text:span>/23</text:p>
      <text:p text:style-name="P98">Baixem al taller.</text:p>
      <text:p text:style-name="P98">Comencem pràctica 1, soldadura tova.</text:p>
      <text:p text:style-name="P97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6T21:53:26.104742556</dc:date>
    <meta:editing-duration>PT30M5S</meta:editing-duration>
    <meta:editing-cycles>38</meta:editing-cycles>
    <meta:document-statistic meta:table-count="0" meta:image-count="0" meta:object-count="2" meta:page-count="5" meta:paragraph-count="147" meta:word-count="657" meta:character-count="4427" meta:non-whitespace-character-count="3897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